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8FD2618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Monospace" svg:font-family="Monospace" style:font-adornments="Standard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954cm" style:rel-column-width="7535*"/>
    </style:style>
    <style:style style:name="Tabelle1.B" style:family="table-column">
      <style:table-column-properties style:column-width="2.281cm" style:rel-column-width="8793*"/>
    </style:style>
    <style:style style:name="Tabelle1.C" style:family="table-column">
      <style:table-column-properties style:column-width="8.513cm" style:rel-column-width="32821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SO File Format</text:h>
      <text:p text:style-name="Text_20_body"/>
      <text:p text:style-name="Text_20_body">RSO stands for Robot Sound. This file format is used by the NXT to store sound data containing waveform information. The file consists of two parts: The header and the body. By default information are stored in Little Endian.</text:p>
      <text:h text:style-name="Heading_20_2" text:outline-level="2">Header</text:h>
      <text:p text:style-name="Text_20_body">The header contains informations like sample rate and how large the body is.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Offset</text:p>
            </table:table-cell>
            <table:table-cell table:style-name="Tabelle1.A1" office:value-type="string">
              <text:p text:style-name="Table_20_Heading">Size</text:p>
            </table:table-cell>
            <table:table-cell table:style-name="Tabelle1.A1" office:value-type="string">
              <text:p text:style-name="Table_20_Heading">Description</text:p>
            </table:table-cell>
            <table:table-cell table:style-name="Tabelle1.D1" office:value-type="string">
              <text:p text:style-name="Table_20_Heading">Default value</text:p>
            </table:table-cell>
          </table:table-row>
        </table:table-header-rows>
        <table:table-row>
          <table:table-cell table:style-name="Tabelle1.A2" office:value-type="string">
            <text:p text:style-name="Table_20_Contents">0x00</text:p>
          </table:table-cell>
          <table:table-cell table:style-name="Tabelle1.A2" office:value-type="string">
            <text:p text:style-name="Table_20_Contents">Word (2)</text:p>
          </table:table-cell>
          <table:table-cell table:style-name="Tabelle1.A2" office:value-type="string">
            <text:p text:style-name="Table_20_Contents">Format</text:p>
          </table:table-cell>
          <table:table-cell table:style-name="Tabelle1.D2" office:value-type="string">
            <text:p text:style-name="Table_20_Contents">1</text:p>
          </table:table-cell>
        </table:table-row>
        <table:table-row>
          <table:table-cell table:style-name="Tabelle1.A2" office:value-type="string">
            <text:p text:style-name="Table_20_Contents">0x02</text:p>
          </table:table-cell>
          <table:table-cell table:style-name="Tabelle1.A2" office:value-type="string">
            <text:p text:style-name="Table_20_Contents">Word (2)</text:p>
          </table:table-cell>
          <table:table-cell table:style-name="Tabelle1.A2" office:value-type="string">
            <text:p text:style-name="Table_20_Contents">Body length (Big Endian)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x04</text:p>
          </table:table-cell>
          <table:table-cell table:style-name="Tabelle1.A2" office:value-type="string">
            <text:p text:style-name="Table_20_Contents">Word (2)</text:p>
          </table:table-cell>
          <table:table-cell table:style-name="Tabelle1.A2" office:value-type="string">
            <text:p text:style-name="Table_20_Contents">Sample rate (Big Endian)</text:p>
          </table:table-cell>
          <table:table-cell table:style-name="Tabelle1.D2" office:value-type="string">
            <text:p text:style-name="Table_20_Contents">8000</text:p>
          </table:table-cell>
        </table:table-row>
        <table:table-row>
          <table:table-cell table:style-name="Tabelle1.A2" office:value-type="string">
            <text:p text:style-name="Table_20_Contents">0x06</text:p>
          </table:table-cell>
          <table:table-cell table:style-name="Tabelle1.A2" office:value-type="string">
            <text:p text:style-name="Table_20_Contents">Word (2)</text:p>
          </table:table-cell>
          <table:table-cell table:style-name="Tabelle1.A2" office:value-type="string">
            <text:p text:style-name="Table_20_Contents">Play mode</text:p>
          </table:table-cell>
          <table:table-cell table:style-name="Tabelle1.D2" office:value-type="string">
            <text:p text:style-name="Table_20_Contents">0</text:p>
          </table:table-cell>
        </table:table-row>
      </table:table>
      <text:p text:style-name="Text_20_body"/>
      <text:p text:style-name="Text_20_body">Notice that 'body length' and 'sample rate' are Big Endian. I couldn't discover which values are valid for 'play mode', but 0 does the job.</text:p>
      <text:p text:style-name="Text_20_body">The sample rate must be in the range of 2000-16000. Default and what is used by LEGO is 8000.</text:p>
      <text:h text:style-name="Heading_20_2" text:outline-level="2">Body</text:h>
      <text:p text:style-name="Text_20_body">The body contains the raw audio data. The body follows directly after the header. It is a large array of unsigned 8bit numbers defining the waveform, where 0x00-0x7E are negative, 0x7F is zero and 0x80-0xFF are positive.</text:p>
      <text:p text:style-name="Text_20_body"/>
      <text:p text:style-name="Code">struct rso_data {</text:p>
      <text:p text:style-name="Code"><text:tab/>uint16_t format;</text:p>
      <text:p text:style-name="Code"><text:tab/>uint16_t bodylength;</text:p>
      <text:p text:style-name="Code"><text:tab/>uint16_t samplerate;</text:p>
      <text:p text:style-name="Code"><text:tab/>uint16_t playmode;</text:p>
      <text:p text:style-name="Code"><text:tab/>uint8_t data[X]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Monospace" svg:font-family="Monospace" style:font-adornments="Standard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ode" style:family="paragraph" style:parent-style-name="Text_20_body" style:class="text" style:master-page-name="">
      <style:paragraph-properties style:page-number="auto" fo:background-color="transparent" fo:padding="0.049cm" fo:border="0.002cm solid #000000" style:shadow="none">
        <style:tab-stops/>
        <style:background-image xlink:href="Pictures/100000000000005E0000005E8FD26189.jpg" xlink:type="simple" xlink:actuate="onLoad"/>
      </style:paragraph-properties>
      <style:text-properties style:font-name="Monospace"/>
    </style:style>
    <style:style style:name="Footer_20__28_user_29_" style:display-name="Footer (user)" style:family="paragraph" style:parent-style-name="Footer" style:class="extra">
      <style:paragraph-properties fo:background-color="transparent" fo:padding="0.049cm" fo:border="0.002cm solid #000000">
        <style:background-image xlink:href="/usr/lib/ooo-2.0/share/gallery/www-back/fuzzy_light.jpg" xlink:type="simple" xlink:actuate="onLoad"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_20__28_user_29_">by Janosch Gräf &lt;janosch.graef@gmx.net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26T18:49:28</meta:creation-date>
    <dc:date>2008-10-15T18:15:05</dc:date>
    <dc:language>en-GB</dc:language>
    <meta:editing-cycles>14</meta:editing-cycles>
    <meta:editing-duration>PT22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5" meta:word-count="196" meta:character-count="1082"/>
  </office:meta>
</office:document-meta>
</file>